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ableColumn4" style:family="table-column">
      <style:table-column-properties style:column-width="1.7687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3.343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background-color="#FFFF00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background-color="#FFFF00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background-color="#FFFF00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background-color="#FFFF00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background-color="#FFFF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background-color="#FFFF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background-color="#FFFF00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background-color="#FFFF00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background-color="#FFFF00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background-color="#FFFF00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background-color="#FFFF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background-color="#FFFF00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background-color="#FFFF00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background-color="#FFFF00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background-color="#FFFF00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background-color="#FFFF00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fo:background-color="#FFFF0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fo:background-color="#FFFF00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background-color="#FFFF00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background-color="#FFFF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background-color="#FFFF00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Policepardéfaut" style:family="text">
      <style:text-properties fo:background-color="#FFFF00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fo:background-color="#FFFF0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background-color="#FFFF00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background-color="#FFFF00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background-color="#FFFF00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background-color="#FFFF00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background-color="#FFFF00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background-color="#FFFF00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background-color="#FFFF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background-color="#FFFF00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background-color="#FFFF00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background-color="#FFFF00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background-color="#FFFF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background-color="#FFFF00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Policepardéfaut" style:family="text">
      <style:text-properties fo:background-color="#FFFF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background-color="#FFFF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background-color="#FFFF00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Plateforme technique</text:span></text:p>
      <text:p text:style-name="Normal"/>
      <text:p text:style-name="Normal">Objectif : importer en base de données (table des opérations) un fichier CSV comportant des opérations bancaires de type DEBIT CARTE / CREDIT CARTE – DEBIT / CREDIT CHEQUE.</text:p>
      <text:p text:style-name="Normal"/>
      <text:p text:style-name="Normal">Table des opérations (en jaune : champs<text:s/>minimum obligatoires)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 colonne</text:p>
          </table:table-cell>
          <table:table-cell table:style-name="TableCell10">
            <text:p text:style-name="P11">Contenu</text:p>
          </table:table-cell>
          <table:table-cell table:style-name="TableCell12">
            <text:p text:style-name="P13">Structure données</text:p>
          </table:table-cell>
        </table:table-row>
        <table:table-row table:style-name="TableRow14">
          <table:table-cell table:style-name="TableCell15">
            <text:p text:style-name="P16">Béneficiaire_id</text:p>
          </table:table-cell>
          <table:table-cell table:style-name="TableCell17">
            <text:p text:style-name="P18">FK</text:p>
          </table:table-cell>
          <table:table-cell table:style-name="TableCell19">
            <text:p text:style-name="P20">INT 11</text:p>
          </table:table-cell>
        </table:table-row>
        <table:table-row table:style-name="TableRow21">
          <table:table-cell table:style-name="TableCell22">
            <text:p text:style-name="P23">Compte_destinataire_id</text:p>
          </table:table-cell>
          <table:table-cell table:style-name="TableCell24">
            <text:p text:style-name="P25">FK IBAN</text:p>
          </table:table-cell>
          <table:table-cell table:style-name="TableCell26">
            <text:p text:style-name="P27">INT 11</text:p>
          </table:table-cell>
        </table:table-row>
        <table:table-row table:style-name="TableRow28">
          <table:table-cell table:style-name="TableCell29">
            <text:p text:style-name="P30">Compte_emetteur_id</text:p>
          </table:table-cell>
          <table:table-cell table:style-name="TableCell31">
            <text:p text:style-name="P32">FK IBAN</text:p>
          </table:table-cell>
          <table:table-cell table:style-name="TableCell33">
            <text:p text:style-name="P34">INT 11</text:p>
          </table:table-cell>
        </table:table-row>
        <table:table-row table:style-name="TableRow35">
          <table:table-cell table:style-name="TableCell36">
            <text:p text:style-name="P37">Created_at</text:p>
          </table:table-cell>
          <table:table-cell table:style-name="TableCell38">
            <text:p text:style-name="P39">Date</text:p>
          </table:table-cell>
          <table:table-cell table:style-name="TableCell40">
            <text:p text:style-name="P41">DATETIME</text:p>
          </table:table-cell>
        </table:table-row>
        <table:table-row table:style-name="TableRow42">
          <table:table-cell table:style-name="TableCell43">
            <text:p text:style-name="P44">Created_by</text:p>
          </table:table-cell>
          <table:table-cell table:style-name="TableCell45">
            <text:p text:style-name="P46"/>
          </table:table-cell>
          <table:table-cell table:style-name="TableCell47">
            <text:p text:style-name="P48">PLATEFORME</text:p>
          </table:table-cell>
        </table:table-row>
        <table:table-row table:style-name="TableRow49">
          <table:table-cell table:style-name="TableCell50">
            <text:p text:style-name="P51">Created_from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Credit-debit</text:p>
          </table:table-cell>
          <table:table-cell table:style-name="TableCell59">
            <text:p text:style-name="P60"><text:span text:style-name="T61">Crédit ou débit</text:span></text:p>
          </table:table-cell>
          <table:table-cell table:style-name="TableCell62">
            <text:p text:style-name="P63"><text:span text:style-name="T64">VARCHAR 255</text:span></text:p>
          </table:table-cell>
        </table:table-row>
        <table:table-row table:style-name="TableRow65">
          <table:table-cell table:style-name="TableCell66">
            <text:p text:style-name="P67">Date_exécution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Deleted_at</text:p>
          </table:table-cell>
          <table:table-cell table:style-name="TableCell75">
            <text:p text:style-name="P76">Date</text:p>
          </table:table-cell>
          <table:table-cell table:style-name="TableCell77">
            <text:p text:style-name="P78">DATETIME</text:p>
          </table:table-cell>
        </table:table-row>
        <table:table-row table:style-name="TableRow79">
          <table:table-cell table:style-name="TableCell80">
            <text:p text:style-name="P81"><text:span text:style-name="T82">Destinataire_compte_id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Details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Emetteur_compte_id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Id</text:p>
          </table:table-cell>
          <table:table-cell table:style-name="TableCell112">
            <text:p text:style-name="P113">PK</text:p>
          </table:table-cell>
          <table:table-cell table:style-name="TableCell114">
            <text:p text:style-name="P115">INT 11</text:p>
          </table:table-cell>
        </table:table-row>
        <table:table-row table:style-name="TableRow116">
          <table:table-cell table:style-name="TableCell117">
            <text:p text:style-name="P118">Montant</text:p>
          </table:table-cell>
          <table:table-cell table:style-name="TableCell119">
            <text:p text:style-name="P120">0000,00</text:p>
          </table:table-cell>
          <table:table-cell table:style-name="TableCell121">
            <text:p text:style-name="P122">Type DOUBLE</text:p>
          </table:table-cell>
        </table:table-row>
        <table:table-row table:style-name="TableRow123">
          <table:table-cell table:style-name="TableCell124">
            <text:p text:style-name="P125">Type_operation</text:p>
          </table:table-cell>
          <table:table-cell table:style-name="TableCell126">
            <text:p text:style-name="P127">CB, CHQ</text:p>
          </table:table-cell>
          <table:table-cell table:style-name="TableCell128">
            <text:p text:style-name="P129">VARCHAR 255</text:p>
          </table:table-cell>
        </table:table-row>
        <table:table-row table:style-name="TableRow130">
          <table:table-cell table:style-name="TableCell131">
            <text:p text:style-name="P132">Updated_at</text:p>
          </table:table-cell>
          <table:table-cell table:style-name="TableCell133">
            <text:p text:style-name="P134">Date</text:p>
          </table:table-cell>
          <table:table-cell table:style-name="TableCell135">
            <text:p text:style-name="P136">DATETIME</text:p>
          </table:table-cell>
        </table:table-row>
        <table:table-row table:style-name="TableRow137">
          <table:table-cell table:style-name="TableCell138">
            <text:p text:style-name="P139"><text:span text:style-name="T140">Updated_by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PLATEFORME</text:p>
          </table:table-cell>
        </table:table-row>
        <table:table-row table:style-name="TableRow145">
          <table:table-cell table:style-name="TableCell146">
            <text:p text:style-name="P147">Updated_from_ip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JOLRAS Francoise</meta:initial-creator>
    <dc:creator>ENJOLRAS Francoise</dc:creator>
    <meta:creation-date>2019-02-02T14:57:00Z</meta:creation-date>
    <dc:date>2019-02-02T15:56:00Z</dc:date>
    <meta:template xlink:href="Normal" xlink:type="simple"/>
    <meta:editing-cycles>10</meta:editing-cycles>
    <meta:editing-duration>PT3360S</meta:editing-duration>
    <meta:document-statistic meta:page-count="1" meta:paragraph-count="1" meta:word-count="117" meta:character-count="762" meta:row-count="5" meta:non-whitespace-character-count="646"/>
  </office:meta>
</office:document-meta>
</file>